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size="12pt" fo:language="en" fo:country="GB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200%" fo:text-align="justify" style:justify-single-word="false" fo:text-indent="1.249cm" style:auto-text-indent="false"/>
      <style:text-properties officeooo:paragraph-rsid="00128036"/>
    </style:style>
    <style:style style:name="P5" style:family="paragraph" style:parent-style-name="Standard">
      <style:paragraph-properties fo:margin-left="0cm" fo:margin-right="0cm" fo:line-height="200%" fo:text-align="justify" style:justify-single-word="false" fo:text-indent="1.249cm" style:auto-text-indent="false"/>
      <style:text-properties officeooo:paragraph-rsid="00182998"/>
    </style:style>
    <style:style style:name="P6" style:family="paragraph" style:parent-style-name="Standard">
      <style:paragraph-properties fo:margin-left="0cm" fo:margin-right="0cm" fo:line-height="200%" fo:text-align="justify" style:justify-single-word="false" fo:text-indent="1.249cm" style:auto-text-indent="false"/>
      <style:text-properties officeooo:paragraph-rsid="001bc615"/>
    </style:style>
    <style:style style:name="P7" style:family="paragraph" style:parent-style-name="Standard" style:master-page-name="Standard">
      <style:paragraph-properties fo:line-height="200%" fo:text-align="justify" style:justify-single-word="false" style:page-number="auto"/>
    </style:style>
    <style:style style:name="P8" style:family="paragraph" style:parent-style-name="Standard">
      <style:paragraph-properties fo:margin-left="0cm" fo:margin-right="0cm" fo:line-height="200%" fo:text-align="justify" style:justify-single-word="false" fo:text-indent="1.249cm" style:auto-text-indent="false"/>
      <style:text-properties officeooo:paragraph-rsid="0033a31a"/>
    </style:style>
    <style:style style:name="T1" style:family="text">
      <style:text-properties style:font-name="Times New Roman" fo:font-size="12pt" fo:language="en" fo:country="GB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GB" officeooo:rsid="00128036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GB" officeooo:rsid="001405d6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GB" officeooo:rsid="00149191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GB" officeooo:rsid="0016688b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GB" officeooo:rsid="0016ac2f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GB" officeooo:rsid="00182998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GB" officeooo:rsid="00195b8e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GB" officeooo:rsid="001ad931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GB" officeooo:rsid="001bc615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GB" officeooo:rsid="001c7c33" style:font-size-asian="12pt" style:font-name-complex="Times New Roman1" style:font-size-complex="12pt"/>
    </style:style>
    <style:style style:name="T12" style:family="text">
      <style:text-properties style:font-name="Times New Roman" fo:font-size="12pt" fo:language="en" fo:country="GB" officeooo:rsid="0022ad17" style:font-size-asian="12pt" style:font-name-complex="Times New Roman1" style:font-size-complex="12pt"/>
    </style:style>
    <style:style style:name="T13" style:family="text">
      <style:text-properties style:font-name="Times New Roman" fo:font-size="12pt" fo:language="en" fo:country="GB" officeooo:rsid="0023f016" style:font-size-asian="12pt" style:font-name-complex="Times New Roman1" style:font-size-complex="12pt"/>
    </style:style>
    <style:style style:name="T14" style:family="text">
      <style:text-properties style:font-name="Times New Roman" fo:font-size="12pt" fo:language="en" fo:country="GB" officeooo:rsid="00265948" style:font-size-asian="12pt" style:font-name-complex="Times New Roman1" style:font-size-complex="12pt"/>
    </style:style>
    <style:style style:name="T15" style:family="text">
      <style:text-properties style:font-name="Times New Roman" fo:font-size="12pt" fo:language="en" fo:country="GB" officeooo:rsid="0029f2bc" style:font-size-asian="12pt" style:font-name-complex="Times New Roman1" style:font-size-complex="12pt"/>
    </style:style>
    <style:style style:name="T16" style:family="text">
      <style:text-properties style:font-name="Times New Roman" fo:font-size="12pt" fo:language="en" fo:country="GB" officeooo:rsid="002ba34f" style:font-size-asian="12pt" style:font-name-complex="Times New Roman1" style:font-size-complex="12pt"/>
    </style:style>
    <style:style style:name="T17" style:family="text">
      <style:text-properties style:font-name="Times New Roman" fo:font-size="12pt" fo:language="en" fo:country="GB" officeooo:rsid="002e5462" style:font-size-asian="12pt" style:font-name-complex="Times New Roman1" style:font-size-complex="12pt"/>
    </style:style>
    <style:style style:name="T18" style:family="text">
      <style:text-properties style:font-name="Times New Roman" fo:font-size="12pt" fo:language="en" fo:country="GB" officeooo:rsid="0030085d" style:font-size-asian="12pt" style:font-name-complex="Times New Roman1" style:font-size-complex="12pt"/>
    </style:style>
    <style:style style:name="T19" style:family="text">
      <style:text-properties style:font-name="Times New Roman" fo:font-size="12pt" fo:language="en" fo:country="GB" officeooo:rsid="003131ed" style:font-size-asian="12pt" style:font-name-complex="Times New Roman1" style:font-size-complex="12pt"/>
    </style:style>
    <style:style style:name="T20" style:family="text">
      <style:text-properties style:font-name="Times New Roman" fo:font-size="12pt" fo:language="en" fo:country="GB" officeooo:rsid="0033a31a" style:font-size-asian="12pt" style:font-name-complex="Times New Roman1" style:font-size-complex="12pt"/>
    </style:style>
    <style:style style:name="T21" style:family="text">
      <style:text-properties style:font-name="Times New Roman" fo:font-size="12pt" fo:language="en" fo:country="GB" officeooo:rsid="00352e6b" style:font-size-asian="12pt" style:font-name-complex="Times New Roman1" style:font-size-complex="12pt"/>
    </style:style>
    <style:style style:name="T22" style:family="text">
      <style:text-properties style:font-name="Times New Roman" fo:font-size="12pt" fo:language="en" fo:country="GB" officeooo:rsid="00367fb0" style:font-size-asian="12pt" style:font-name-complex="Times New Roman1" style:font-size-complex="12pt"/>
    </style:style>
    <style:style style:name="T23" style:family="text">
      <style:text-properties style:font-name="Times New Roman" fo:font-size="12pt" fo:language="en" fo:country="GB" fo:background-color="#ffff00" loext:char-shading-value="0" style:font-size-asian="12pt" style:font-name-complex="Times New Roman1" style:font-size-complex="12pt"/>
    </style:style>
    <style:style style:name="T24" style:family="text">
      <style:text-properties style:font-name="Times New Roman" fo:font-size="12pt" fo:language="en" fo:country="GB" officeooo:rsid="000ffbf0" fo:background-color="#ffff00" loext:char-shading-value="0" style:font-size-asian="12pt" style:font-name-complex="Times New Roman1" style:font-size-complex="12pt"/>
    </style:style>
    <style:style style:name="T25" style:family="text">
      <style:text-properties style:font-name="Times New Roman" fo:font-size="12pt" fo:language="en" fo:country="GB" officeooo:rsid="00149191" fo:background-color="#ffff00" loext:char-shading-value="0" style:font-size-asian="12pt" style:font-name-complex="Times New Roman1" style:font-size-complex="12pt"/>
    </style:style>
    <style:style style:name="T26" style:family="text">
      <style:text-properties style:font-name="Times New Roman" fo:font-size="12pt" fo:language="en" fo:country="GB" officeooo:rsid="00182998" fo:background-color="#ffff00" loext:char-shading-value="0" style:font-size-asian="12pt" style:font-name-complex="Times New Roman1" style:font-size-complex="12pt"/>
    </style:style>
    <style:style style:name="T27" style:family="text">
      <style:text-properties style:font-name="Times New Roman" fo:font-size="12pt" fo:language="en" fo:country="GB" officeooo:rsid="00195b8e" fo:background-color="#ffff00" loext:char-shading-value="0" style:font-size-asian="12pt" style:font-name-complex="Times New Roman1" style:font-size-complex="12pt"/>
    </style:style>
    <style:style style:name="T28" style:family="text">
      <style:text-properties style:font-name="Times New Roman" fo:font-size="12pt" fo:language="en" fo:country="GB" officeooo:rsid="00278c8f" fo:background-color="#ffff00" loext:char-shading-value="0" style:font-size-asian="12pt" style:font-name-complex="Times New Roman1" style:font-size-complex="12pt"/>
    </style:style>
    <style:style style:name="T29" style:family="text">
      <style:text-properties style:font-name="Times New Roman" fo:font-size="12pt" fo:language="en" fo:country="GB" officeooo:rsid="002941ec" fo:background-color="#ffff00" loext:char-shading-value="0" style:font-size-asian="12pt" style:font-name-complex="Times New Roman1" style:font-size-complex="12pt"/>
    </style:style>
    <style:style style:name="T30" style:family="text">
      <style:text-properties style:font-name="Times New Roman" fo:font-size="12pt" fo:language="en" fo:country="GB" officeooo:rsid="002941ec" fo:background-color="#ffff00" loext:char-shading-value="0" style:font-size-asian="12pt" style:font-name-complex="Times New Roman1" style:font-size-complex="12pt"/>
    </style:style>
    <style:style style:name="T31" style:family="text">
      <style:text-properties style:font-name="Times New Roman" fo:font-size="12pt" fo:language="en" fo:country="GB" officeooo:rsid="002c799f" fo:background-color="#ffff00" loext:char-shading-value="0" style:font-size-asian="12pt" style:font-name-complex="Times New Roman1" style:font-size-complex="12pt"/>
    </style:style>
    <style:style style:name="T32" style:family="text">
      <style:text-properties style:font-name="Times New Roman" fo:font-size="12pt" fo:language="en" fo:country="GB" officeooo:rsid="00352e6b" fo:background-color="#ffff00" loext:char-shading-value="0" style:font-size-asian="12pt" style:font-name-complex="Times New Roman1" style:font-size-complex="12pt"/>
    </style:style>
    <style:style style:name="T33" style:family="text">
      <style:text-properties style:font-name="Times New Roman" fo:font-size="12pt" fo:language="en" fo:country="GB" officeooo:rsid="00352e6b" fo:background-color="#ffff00" loext:char-shading-value="0" style:font-size-asian="12pt" style:font-name-complex="Times New Roman1" style:font-size-complex="12pt"/>
    </style:style>
    <style:style style:name="T34" style:family="text">
      <style:text-properties fo:color="#ff0000" style:font-name="Times New Roman" fo:font-size="12pt" fo:language="en" fo:country="GB" style:font-size-asian="12pt" style:font-name-complex="Times New Roman1" style:font-size-complex="12pt"/>
    </style:style>
    <style:style style:name="T35" style:family="text">
      <style:text-properties fo:color="#ff0000" style:font-name="Times New Roman" fo:font-size="12pt" fo:language="en" fo:country="GB" officeooo:rsid="0033a31a" style:font-size-asian="12pt" style:font-name-complex="Times New Roman1" style:font-size-complex="12pt"/>
    </style:style>
    <style:style style:name="T36" style:family="text">
      <style:text-properties fo:language="en" fo:country="GB"/>
    </style:style>
    <style:style style:name="T37" style:family="text">
      <style:text-properties fo:color="#000000" style:font-name="Times New Roman" fo:font-size="12pt" fo:language="en" fo:country="GB" officeooo:rsid="001c7c33" style:font-size-asian="12pt" style:font-name-complex="Times New Roman1" style:font-size-complex="12pt"/>
    </style:style>
    <style:style style:name="T38" style:family="text">
      <style:text-properties fo:color="#000000" style:font-name="Times New Roman" fo:font-size="12pt" fo:language="en" fo:country="GB" officeooo:rsid="001c84de" style:font-size-asian="12pt" style:font-name-complex="Times New Roman1" style:font-size-complex="12pt"/>
    </style:style>
    <style:style style:name="T39" style:family="text">
      <style:text-properties fo:color="#000000" style:font-name="Times New Roman" fo:font-size="12pt" fo:language="en" fo:country="GB" officeooo:rsid="0022ad17" style:font-size-asian="12pt" style:font-name-complex="Times New Roman1" style:font-size-complex="12pt"/>
    </style:style>
    <style:style style:name="T40" style:family="text">
      <style:text-properties fo:color="#000000" style:font-name="Times New Roman" fo:font-size="12pt" fo:language="en" fo:country="GB" officeooo:rsid="00265948" style:font-size-asian="12pt" style:font-name-complex="Times New Roman1" style:font-size-complex="12pt"/>
    </style:style>
    <style:style style:name="T41" style:family="text">
      <style:text-properties fo:color="#000000" style:font-name="Times New Roman" fo:font-size="12pt" fo:language="en" fo:country="GB" officeooo:rsid="0033a31a" style:font-size-asian="12pt" style:font-name-complex="Times New Roman1" style:font-size-complex="12pt"/>
    </style:style>
    <style:style style:name="T42" style:family="text">
      <style:text-properties fo:color="#000000" style:font-name="Times New Roman" fo:font-size="12pt" fo:language="en" fo:country="GB" officeooo:rsid="0029f2bc" fo:background-color="transparent" loext:char-shading-value="0" style:font-size-asian="12pt" style:font-name-complex="Times New Roman1" style:font-size-complex="12pt"/>
    </style:style>
    <style:style style:name="T43" style:family="text">
      <style:text-properties fo:color="#000000" style:font-name="Times New Roman" fo:font-size="12pt" fo:language="en" fo:country="GB" officeooo:rsid="001c7c33" fo:background-color="transparent" loext:char-shading-value="0" style:font-size-asian="12pt" style:font-name-complex="Times New Roman1" style:font-size-complex="12pt"/>
    </style:style>
    <style:style style:name="T44" style:family="text">
      <style:text-properties fo:color="#000000" style:font-name="Times New Roman" fo:font-size="12pt" fo:language="en" fo:country="GB" fo:background-color="transparent" loext:char-shading-value="0" style:font-size-asian="12pt" style:font-name-complex="Times New Roman1" style:font-size-complex="12pt"/>
    </style:style>
    <style:style style:name="T45" style:family="text">
      <style:text-properties fo:color="#000000" style:font-name="Times New Roman" fo:font-size="12pt" fo:language="en" fo:country="GB" officeooo:rsid="0029f2bc" fo:background-color="#ffff00" loext:char-shading-value="0" style:font-size-asian="12pt" style:font-name-complex="Times New Roman1" style:font-size-complex="12pt"/>
    </style:style>
    <style:style style:name="T46" style:family="text">
      <style:text-properties fo:color="#ff3333" style:font-name="Times New Roman" fo:font-size="12pt" fo:language="en" fo:country="GB" style:font-size-asian="12pt" style:font-name-complex="Times New Roman1" style:font-size-complex="12pt"/>
    </style:style>
    <style:style style:name="T47" style:family="text">
      <style:text-properties fo:color="#ff3333" style:font-name="Times New Roman" fo:font-size="12pt" fo:language="en" fo:country="GB" officeooo:rsid="001c7c33" style:font-size-asian="12pt" style:font-name-complex="Times New Roman1" style:font-size-complex="12pt"/>
    </style:style>
    <style:style style:name="T48" style:family="text">
      <style:text-properties fo:color="#ff3333" style:font-name="Times New Roman" fo:font-size="12pt" fo:language="en" fo:country="GB" officeooo:rsid="002ba34f" style:font-size-asian="12pt" style:font-name-complex="Times New Roman1" style:font-size-complex="12pt"/>
    </style:style>
    <style:style style:name="T49" style:family="text">
      <style:text-properties fo:color="#ff3333" style:font-name="Times New Roman" fo:font-size="12pt" fo:language="en" fo:country="GB" officeooo:rsid="0033a31a" style:font-size-asian="12pt" style:font-name-complex="Times New Roman1" style:font-size-complex="12pt"/>
    </style:style>
    <style:style style:name="T50" style:family="text">
      <style:text-properties fo:color="#ffff00" style:font-name="Times New Roman" fo:font-size="12pt" fo:language="en" fo:country="GB" officeooo:rsid="0033a31a" style:font-size-asian="12pt" style:font-name-complex="Times New Roman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he blastx analysis was carried out using </text:span><text:span text:style-name="T34">Blastx_analysis.pl </text:span><text:span text:style-name="T1">script. It uses as argument a directory containing FASTA sequence files extracted from the genbank database. The blastx analysis is done with the following command line: blastx -db ~/blastdb/domaine_passager -evalue 1e-100 -out $fichier_sortie -outfmt 7”. The outup file name was automatically generated with the FASTA file name </text:span><text:span text:style-name="T22">substituting </text:span><text:span text:style-name="T1">the .fna extension </text:span><text:span text:style-name="T22">with</text:span><text:span text:style-name="T1"> _</text:span><text:span text:style-name="T22">l</text:span><text:span text:style-name="T1">lastx. </text:span><text:span text:style-name="T23"><text:s/></text:span><text:span text:style-name="T24">OK</text:span><text:span text:style-name="T29">1</text:span></text:p>
      <text:p text:style-name="P4"><text:span text:style-name="T1">Blastx result were parsed using </text:span><text:span text:style-name="T34">parsing_blastx_result.pl</text:span><text:span text:style-name="T1">. This script used two arguments: The directory containing blastx result files generated by Blastx_analysis.pl script and an output file. In this file, blastx results with a</text:span><text:span text:style-name="T3">n</text:span><text:span text:style-name="T1"> alignment </text:span><text:span text:style-name="T3">length </text:span><text:span text:style-name="T1">superior of 410 nt and more than 90 percent of similarity for G1 and G2 and 480 nt and more than 90 percent of similarity <text:s/>for G3 and G4 respectively were conserved in csv format. Begin and end positions of database sequences producing significant result were also extracted. </text:span><text:span text:style-name="T25">OK</text:span><text:span text:style-name="T29">2</text:span></text:p>
      <text:p text:style-name="P5"><text:span text:style-name="T1">Such positions have been </text:span><text:span text:style-name="T4">then </text:span><text:span text:style-name="T1">used to do extraction of passenger amino acids sequence from respective FASTA sequence files (.fna extension). To ensure </text:span><text:span text:style-name="T5">this </text:span><text:span text:style-name="T1">specific sequence extraction, </text:span><text:span text:style-name="T34">passenger_extraction.pl </text:span><text:span text:style-name="T1">script was developed. </text:span><text:span text:style-name="T5">It</text:span><text:span text:style-name="T1"> uses as first argument output file produced by the parsing_blastx_result.pl </text:span><text:span text:style-name="T7">script </text:span><text:span text:style-name="T1">and as second on</text:span><text:span text:style-name="T7">e</text:span><text:span text:style-name="T1"> as output file to recover passenger sequence in </text:span><text:span text:style-name="T5">a </text:span><text:span text:style-name="T7">FASTA format</text:span><text:span text:style-name="T1">. </text:span><text:span text:style-name="T7">This script must be run in the directory containing the FASTA sequences of the studied genomes.</text:span><text:span text:style-name="T6"> </text:span><text:span text:style-name="T26">OK</text:span><text:span text:style-name="T29">3</text:span></text:p>
      <text:p text:style-name="P6"><text:span text:style-name="T1">In addition, </text:span><text:span text:style-name="T34">complete_protein_Ag43_sequence_extraction_csv.pl </text:span><text:span text:style-name="T1">script producing a csv file was developed to extract complete Ag 43 protein sequence using FASTA sequence files </text:span><text:span text:style-name="T10">(.fna extension)</text:span><text:span text:style-name="T1">. Such file use output file produced by the parsing_blastx_result.pl. Furthermore, </text:span><text:span text:style-name="T9">some </text:span><text:span text:style-name="T1">annotation data from genbank files were also extracted using downloaded .gbff files. </text:span><text:span text:style-name="T9">Thus, p</text:span><text:span text:style-name="T1">otential annotation mistakes or annotation omissions were also retrieved. <text:s/>All extracted data were stored in a csv file. This script is </text:span><text:span text:style-name="T8">run </text:span><text:span text:style-name="T1">in the directory con</text:span><text:bookmark text:name="_GoBack"/><text:span text:style-name="T1">taining the file generated by parsing_blastx_result.pl and all .fna and .gbff files respectively. </text:span><text:span text:style-name="T8">The </text:span><text:span text:style-name="T1">name </text:span><text:span text:style-name="T8">of output file </text:span><text:span text:style-name="T1">is given as second argument of the command line. </text:span><text:span text:style-name="T27">OK</text:span><text:span text:style-name="T29">4</text:span></text:p>
      <text:p text:style-name="P8"><text:soft-page-break/><text:span text:style-name="T1">All passenger domains sequences </text:span><text:span text:style-name="T11">were firstly sorted by Ag43 type using the </text:span><text:span text:style-name="T47">parsing_type_Ag43.pl</text:span><text:span text:style-name="T11"> script </text:span><text:span text:style-name="T28">OK</text:span><text:span text:style-name="T30">5</text:span><text:span text:style-name="T11">. This script used a</text:span><text:span text:style-name="T14">n option (-t) to specify the class of Ag43 sequences to extract (G1, G2 G3 or G4) and two arguments. The first one is </text:span><text:span text:style-name="T12">the FASTA</text:span><text:span text:style-name="T11"> file produced by </text:span><text:span text:style-name="T37">passenger_extraction.pl </text:span><text:span text:style-name="T39">script </text:span><text:span text:style-name="T37">and </text:span><text:span text:style-name="T40">the second one is the name of output file. </text:span><text:span text:style-name="T38"><text:s/></text:span><text:span text:style-name="T39">Each Ag43 class </text:span><text:span text:style-name="T1">were </text:span><text:span text:style-name="T12">then </text:span><text:span text:style-name="T1">clustered independently with a threshold of 98 % using Cd-hit software </text:span><field:fieldmark-start text:name="__Fieldmark__160_471002419" field:type="ADDIN EN.CITE.DATA"/><text:span text:style-name="T1">(Li et al. 2006, Li et al. 2006)</text:span><field:fieldmark-end/><text:span text:style-name="T1">. To ensure </text:span><text:span text:style-name="T10">easier </text:span><text:span text:style-name="T1">exploitation of data produced by Cd-hit software, a series of scripts has been developed. The <text:s/></text:span><text:span text:style-name="T46">sequence_numbering_for_cdhit.pl </text:span><text:span text:style-name="T1"><text:s/></text:span><text:span text:style-name="T15">script n</text:span><text:span text:style-name="T1">umbers each sequence submitted to the Cd-hit processing. </text:span><text:span text:style-name="T42">The first argument of this script is file produced by the </text:span><text:span text:style-name="T43">parsing_type_Ag43.pl </text:span><text:span text:style-name="T42">script and the second one the name of the output file </text:span><text:span text:style-name="T45">OK6</text:span><text:span text:style-name="T44">.</text:span><text:span text:style-name="T1"> The </text:span><text:span text:style-name="T48">add_passenger_cluster_number.pl</text:span><text:span text:style-name="T1"> </text:span><text:span text:style-name="T15">script </text:span><text:span text:style-name="T1">allows for each sequence in </text:span><text:span text:style-name="T12"><text:s/>FASTA file </text:span><text:span text:style-name="T15">generated by </text:span><text:span text:style-name="T42">produced by the </text:span><text:span text:style-name="T43">parsing_type_Ag43.pl</text:span><text:span text:style-name="T1"> to add the cluster number on the comment line. This script used t</text:span><text:span text:style-name="T16">hree</text:span><text:span text:style-name="T1"> arguments: The “.clstr” file generated by the Cd-hit analysis, the file containing all processed sequences </text:span><text:span text:style-name="T16">and the name of the ouput file. </text:span><text:span text:style-name="T18">The t Option allows to specify the Ag43 class </text:span><text:span text:style-name="T19">(G1, G2, G3 or G4)</text:span><text:span text:style-name="T18"> processed. <text:s/></text:span><text:span text:style-name="T31">OK7</text:span><text:span text:style-name="T1">. </text:span><text:span text:style-name="T20">Finally, files generated by this analysis are concatened and file result is then used as the first argument of the </text:span><text:span text:style-name="T48">add_</text:span><text:span text:style-name="T49">complete</text:span><text:span text:style-name="T48">_cluster_number.pl</text:span><text:span text:style-name="T20"> script to add cluster information to the csv file containing the complete Ag43 complete sequences (file produced by the </text:span><text:span text:style-name="T41">complete_protein_Ag43_sequence_extraction_csv.pl </text:span><text:span text:style-name="T20">script use as second argument) </text:span><text:span text:style-name="T33">OK8</text:span><text:span text:style-name="T20">.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Peyretaillade</meta:initial-creator>
    <meta:editing-cycles>28</meta:editing-cycles>
    <meta:creation-date>2022-02-25T09:00:00</meta:creation-date>
    <dc:date>2022-05-18T15:17:58.696087480</dc:date>
    <meta:editing-duration>PT3H5M14S</meta:editing-duration>
    <meta:generator>LibreOffice/5.1.6.2$Linux_X86_64 LibreOffice_project/10m0$Build-2</meta:generator>
    <meta:document-statistic meta:table-count="0" meta:image-count="0" meta:object-count="0" meta:page-count="2" meta:paragraph-count="5" meta:word-count="572" meta:character-count="3775" meta:non-whitespace-character-count="3203"/>
    <meta:user-defined meta:name="AppVersion">16.0000</meta:user-defined>
    <meta:user-defined meta:name="Company">Universite Clermont Auvergne</meta:user-defined>
    <meta:user-defined meta:name="ContentTypeId">0x010100CE40F5785760BC419387C9279D082A3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